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200bb5"/>
    </style:style>
    <style:style style:name="P2"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28242a" officeooo:paragraph-rsid="0028242a" fo:background-color="transparent" style:font-size-asian="14pt" style:font-weight-asian="normal" style:font-size-complex="14pt" style:font-weight-complex="normal" loext:padding="0cm" loext:border="none"/>
    </style:style>
    <style:style style:name="P4"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288716" officeooo:paragraph-rsid="00288716" fo:background-color="transparent" style:font-size-asian="14pt" style:font-weight-asian="normal" style:font-size-complex="14pt" style:font-weight-complex="normal" loext:padding="0cm" loext:border="none"/>
    </style:style>
    <style:style style:name="P5"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bold" officeooo:rsid="00236419" officeooo:paragraph-rsid="00236419" fo:background-color="transparent" style:font-size-asian="14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bold" fo:background-color="transparent" style:font-size-asian="14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bold" officeooo:paragraph-rsid="00200bb5" fo:background-color="transparent" style:font-size-asian="14pt" style:font-weight-asian="bold" style:font-size-complex="14pt" style:font-weight-complex="bold"/>
    </style:style>
    <style:style style:name="P8"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bold" officeooo:rsid="0028242a" officeooo:paragraph-rsid="0028242a" fo:background-color="transparent"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normal" fo:background-color="transparent" style:font-size-asian="14pt" style:font-size-complex="14pt"/>
    </style:style>
    <style:style style:name="P10"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normal" officeooo:paragraph-rsid="00209a0b" fo:background-color="transparent" style:font-size-asian="14pt" style:font-size-complex="14pt"/>
    </style:style>
    <style:style style:name="P11"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normal" officeooo:paragraph-rsid="00200bb5" fo:background-color="transparent" style:font-size-asian="14pt" style:font-size-complex="14pt"/>
    </style:style>
    <style:style style:name="P12"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normal" officeooo:paragraph-rsid="00236419" fo:background-color="transparent" style:font-size-asian="14pt" style:font-size-complex="14pt"/>
    </style:style>
    <style:style style:name="P13"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normal" officeooo:paragraph-rsid="00209a0b" fo:background-color="transparent" style:font-size-asian="14pt" style:font-weight-asian="bold" style:font-size-complex="14pt" style:font-weight-complex="bold"/>
    </style:style>
    <style:style style:name="P14"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style:use-window-font-color="true" style:font-name="Times New Roman" fo:font-size="14pt" fo:letter-spacing="normal" fo:font-style="normal" fo:font-weight="normal" officeooo:rsid="0028242a" officeooo:paragraph-rsid="0028242a" fo:background-color="transparent" style:font-size-asian="14pt" style:font-weight-asian="normal" style:font-size-complex="14pt" style:font-weight-complex="normal" loext:padding="0cm" loext:border="none"/>
    </style:style>
    <style:style style:name="P15" style:family="paragraph" style:parent-style-name="Text_20_body">
      <style:paragraph-properties fo:margin-left="0cm" fo:margin-right="0cm" fo:line-height="100%" fo:text-align="center" style:justify-single-word="false" fo:orphans="2" fo:widows="2" fo:text-indent="0cm" style:auto-text-indent="false"/>
      <style:text-properties style:use-window-font-color="true" style:font-name="Times New Roman" fo:font-size="14pt" fo:background-color="transparent" style:font-size-asian="14pt" style:font-size-complex="14pt"/>
    </style:style>
    <style:style style:name="P16" style:family="paragraph" style:parent-style-name="Text_20_body">
      <style:paragraph-properties fo:margin-left="0cm" fo:margin-right="0cm" fo:line-height="100%" fo:text-align="center" style:justify-single-word="false" fo:orphans="2" fo:widows="2" fo:text-indent="0cm" style:auto-text-indent="false"/>
      <style:text-properties style:use-window-font-color="true" style:font-name="Times New Roman" fo:font-size="14pt" officeooo:paragraph-rsid="00200bb5" fo:background-color="transparent" style:font-size-asian="14pt" style:font-size-complex="14pt"/>
    </style:style>
    <style:style style:name="P17" style:family="paragraph" style:parent-style-name="Text_20_body">
      <style:paragraph-properties fo:margin-left="0cm" fo:margin-right="0cm" fo:line-height="100%" fo:text-align="center" style:justify-single-word="false" fo:orphans="2" fo:widows="2" fo:text-indent="0cm" style:auto-text-indent="false"/>
      <style:text-properties style:use-window-font-color="true" style:font-name="Times New Roman" fo:font-size="14pt" fo:font-weight="bold" officeooo:rsid="0028242a" officeooo:paragraph-rsid="0028242a" fo:background-color="transparent" style:font-size-asian="14pt" style:font-weight-asian="bold" style:font-size-complex="14pt" style:font-weight-complex="bold"/>
    </style:style>
    <style:style style:name="P18" style:family="paragraph" style:parent-style-name="Text_20_body">
      <style:paragraph-properties fo:margin-left="0cm" fo:margin-right="0cm" fo:line-height="100%" fo:text-align="center" style:justify-single-word="false" fo:orphans="2" fo:widows="2" fo:text-indent="0cm" style:auto-text-indent="false"/>
      <style:text-properties style:use-window-font-color="true" style:font-name="Times New Roman" fo:font-size="14pt" fo:font-weight="normal" officeooo:rsid="0028242a" officeooo:paragraph-rsid="0028242a" fo:background-color="transparent" style:font-size-asian="14pt" style:font-weight-asian="normal" style:font-size-complex="14pt" style:font-weight-complex="normal"/>
    </style:style>
    <style:style style:name="P1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bold" officeooo:rsid="00200bb5" officeooo:paragraph-rsid="00200bb5" fo:background-color="transparent" style:font-size-asian="14pt" style:font-weight-asian="bold" style:font-size-complex="14pt" style:font-weight-complex="bold" loext:padding="0cm" loext:border="none"/>
    </style:style>
    <style:style style:name="P2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bold" fo:background-color="transparent" style:font-size-asian="14pt" style:font-weight-asian="bold" style:font-size-complex="14pt" style:font-weight-complex="bold" loext:padding="0cm" loext:border="none"/>
    </style:style>
    <style:style style:name="P2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normal" fo:background-color="transparent" style:font-size-asian="14pt" style:font-weight-asian="normal" style:font-size-complex="14pt" style:font-weight-complex="normal" loext:padding="0cm" loext:border="none"/>
    </style:style>
    <style:style style:name="P2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normal" fo:background-color="transparent" style:font-size-asian="14pt" style:font-size-complex="14pt" loext:padding="0cm" loext:border="none"/>
    </style:style>
    <style:style style:name="P23" style:family="paragraph" style:parent-style-name="Text_20_body">
      <style:paragraph-properties fo:margin-left="0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officeooo:paragraph-rsid="0026bc80" style:font-size-asian="14pt" style:font-size-complex="14pt"/>
    </style:style>
    <style:style style:name="P24" style:family="paragraph" style:parent-style-name="Text_20_body">
      <style:paragraph-properties fo:margin-left="0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fo:color="#000000" style:font-name="Times New Roman" fo:font-size="14pt" fo:letter-spacing="normal" fo:font-style="normal" fo:font-weight="bold" officeooo:rsid="0026bc80" officeooo:paragraph-rsid="0026bc80" fo:background-color="transparent" style:font-size-asian="14pt" style:font-weight-asian="bold" style:font-size-complex="14pt" style:font-weight-complex="bold"/>
    </style:style>
    <style:style style:name="P25" style:family="paragraph" style:parent-style-name="Text_20_body">
      <style:paragraph-properties fo:margin-left="0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fo:color="#000000" style:font-name="Times New Roman" fo:font-size="14pt" fo:letter-spacing="normal" fo:font-style="normal" fo:font-weight="bold" officeooo:paragraph-rsid="0026bc80" fo:background-color="transparent" style:font-size-asian="14pt" style:font-weight-asian="bold" style:font-size-complex="14pt" style:font-weight-complex="bold"/>
    </style:style>
    <style:style style:name="P26" style:family="paragraph" style:parent-style-name="Text_20_body">
      <style:paragraph-properties fo:margin-left="0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fo:color="#000000" style:font-name="Times New Roman" fo:font-size="14pt" fo:letter-spacing="normal" fo:font-style="normal" fo:font-weight="bold" officeooo:paragraph-rsid="0026bc80" style:font-size-asian="14pt" style:font-weight-asian="bold" style:font-size-complex="14pt" style:font-weight-complex="bold"/>
    </style:style>
    <style:style style:name="P27" style:family="paragraph" style:parent-style-name="Text_20_body">
      <style:paragraph-properties fo:margin-left="0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fo:color="#000000" style:font-name="Times New Roman" fo:font-size="14pt" fo:letter-spacing="normal" fo:font-style="normal" fo:font-weight="normal" officeooo:paragraph-rsid="0026bc80" style:font-size-asian="14pt" style:font-weight-asian="bold" style:font-size-complex="14pt" style:font-weight-complex="bold"/>
    </style:style>
    <style:style style:name="P28" style:family="paragraph" style:parent-style-name="Heading_20_2">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font-size="14pt" fo:letter-spacing="normal" fo:font-style="normal" style:font-size-asian="14pt" style:font-size-complex="14pt"/>
    </style:style>
    <style:style style:name="P29" style:family="paragraph" style:parent-style-name="Text_20_body">
      <style:paragraph-properties fo:margin-left="0.132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normal" fo:background-color="transparent" style:font-size-asian="14pt" style:font-size-complex="14pt"/>
    </style:style>
    <style:style style:name="P30" style:family="paragraph" style:parent-style-name="Text_20_body">
      <style:paragraph-properties fo:margin-left="0.132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normal" officeooo:paragraph-rsid="0026bc80" fo:background-color="transparent" style:font-size-asian="14pt" style:font-size-complex="14pt"/>
    </style:style>
    <style:style style:name="P31" style:family="paragraph" style:parent-style-name="Text_20_body">
      <style:paragraph-properties fo:margin-left="0.132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bold" fo:background-color="transparent" style:font-size-asian="14pt" style:font-size-complex="14pt"/>
    </style:style>
    <style:style style:name="P32" style:family="paragraph" style:parent-style-name="Text_20_body">
      <style:paragraph-properties fo:margin-left="0.132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bold" fo:background-color="transparent" style:font-size-asian="14pt" style:font-weight-asian="bold" style:font-size-complex="14pt" style:font-weight-complex="bold"/>
    </style:style>
    <style:style style:name="P33" style:family="paragraph" style:parent-style-name="Text_20_body">
      <style:paragraph-properties fo:margin-left="0.132cm" fo:margin-right="0cm" fo:margin-top="0cm" fo:margin-bottom="0.247cm" loext:contextual-spacing="false" fo:line-height="100%" fo:text-align="center" style:justify-single-word="false" fo:orphans="2" fo:widows="2" fo:text-indent="0cm" style:auto-text-indent="false" style:writing-mode="lr-tb"/>
    </style:style>
    <style:style style:name="P34" style:family="paragraph" style:parent-style-name="Text_20_body" style:list-style-name="L1">
      <style:paragraph-properties fo:margin-left="0.132cm" fo:margin-right="0cm" fo:margin-top="0cm" fo:margin-bottom="0.247cm" loext:contextual-spacing="false" fo:line-height="100%" fo:text-align="center" style:justify-single-word="false" fo:orphans="2" fo:widows="2" fo:text-indent="0cm" style:auto-text-indent="false" style:writing-mode="lr-tb"/>
      <style:text-properties fo:font-variant="normal" fo:text-transform="none" style:use-window-font-color="true" style:font-name="Times New Roman" fo:font-size="14pt" fo:letter-spacing="normal" fo:font-style="normal" fo:font-weight="normal" fo:background-color="transparent" style:font-size-asian="14pt" style:font-size-complex="14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style:font-weight-asian="bold" style:font-weight-complex="bold"/>
    </style:style>
    <style:style style:name="T3" style:family="text">
      <style:text-properties fo:font-variant="normal" fo:text-transform="none" fo:letter-spacing="normal" fo:font-style="normal" fo:font-weight="normal" officeooo:rsid="00200bb5"/>
    </style:style>
    <style:style style:name="T4" style:family="text">
      <style:text-properties fo:font-variant="normal" fo:text-transform="none" fo:letter-spacing="normal" fo:font-style="normal" fo:font-weight="normal" officeooo:rsid="0026bc80"/>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style:use-window-font-color="true" style:font-name="Times New Roman" fo:font-size="14pt" fo:letter-spacing="normal" fo:font-style="normal" fo:font-weight="normal" fo:background-color="transparent" loext:char-shading-value="0" style:font-size-asian="14pt" style:font-size-complex="14pt"/>
    </style:style>
    <style:style style:name="T7" style:family="text">
      <style:text-properties fo:font-variant="normal" fo:text-transform="none" style:use-window-font-color="true" style:font-name="Times New Roman" fo:font-size="14pt" fo:letter-spacing="normal" fo:font-style="normal" fo:font-weight="normal" officeooo:rsid="00200bb5" fo:background-color="transparent" loext:char-shading-value="0" style:font-size-asian="14pt" style:font-size-complex="14pt"/>
    </style:style>
    <style:style style:name="T8" style:family="text">
      <style:text-properties fo:font-variant="normal" fo:text-transform="none" style:use-window-font-color="true" style:font-name="Times New Roman" fo:font-size="14pt" fo:letter-spacing="normal" fo:font-style="normal" fo:font-weight="normal" officeooo:rsid="00236419" fo:background-color="transparent" loext:char-shading-value="0" style:font-size-asian="14pt" style:font-size-complex="14pt"/>
    </style:style>
    <style:style style:name="T9" style:family="text">
      <style:text-properties officeooo:rsid="00200bb5"/>
    </style:style>
    <style:style style:name="T10" style:family="text">
      <style:text-properties fo:font-weight="bold" style:font-weight-asian="bold" style:font-weight-complex="bold"/>
    </style:style>
    <style:style style:name="T11" style:family="text">
      <style:text-properties officeooo:rsid="00236419"/>
    </style:style>
    <style:style style:name="T12" style:family="text">
      <style:text-properties style:font-weight-asian="bold" style:font-weight-complex="bold"/>
    </style:style>
    <style:style style:name="T13" style:family="text">
      <style:text-properties fo:color="#000000" fo:font-weight="normal"/>
    </style:style>
    <style:style style:name="T14" style:family="text">
      <style:text-properties fo:color="#000000" fo:font-weight="normal" officeooo:rsid="0026bc80"/>
    </style:style>
    <style:style style:name="T15" style:family="text">
      <style:text-properties style:use-window-font-color="true" style:font-name="Times New Roman" fo:font-size="14pt" fo:background-color="transparent" loext:char-shading-value="0"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am Winterfell</text:p>
      <text:p text:style-name="P9"><text:span text:style-name="T12">Name: </text:span><text:span text:style-name="T10">Kim Mackie Chapman </text:span></text:p>
      <text:p text:style-name="P9"><text:span text:style-name="T12">DOB: 26/12/1990</text:span><text:span text:style-name="T10"> </text:span></text:p>
      <text:p text:style-name="P9"><text:span text:style-name="T12">Age: 28</text:span><text:span text:style-name="T10"> </text:span></text:p>
      <text:p text:style-name="P9"><text:span text:style-name="T12">Location: Sydney (originally from Melbourne)</text:span><text:span text:style-name="T10"> </text:span></text:p>
      <text:p text:style-name="P9"><text:span text:style-name="T12">Height: 177cm (5'8)</text:span><text:span text:style-name="T10"> </text:span></text:p>
      <text:p text:style-name="P9"><text:span text:style-name="T12">Hobbies and interests: Learning Japanese and Spanish, amateur astonomy, history, reading, gym and technology.</text:span><text:span text:style-name="T10"> </text:span></text:p>
      <text:p text:style-name="P9"><text:span text:style-name="T12">Favourite TV series: Star Trek.</text:span><text:span text:style-name="T10"> </text:span></text:p>
      <text:p text:style-name="P15"><text:span text:style-name="T2">Favourite film genre: Historical Drama and Sci Fi.</text:span><text:span text:style-name="T5"> </text:span></text:p>
      <text:p text:style-name="P10"><text:span text:style-name="T12">Favourite book series: Lord of the Rings.</text:span><text:span text:style-name="T10"> </text:span></text:p>
      <text:p text:style-name="P13">Interesting fact about myself: I did a year of high school exchange in the city of Nagoya, Japan. The friends I made from my exchange are still close friends today</text:p>
      <text:p text:style-name="P13"/>
      <text:p text:style-name="P6">Genevieve Dwyer</text:p>
      <text:p text:style-name="P29">Student number: s3807717</text:p>
      <text:p text:style-name="P31">S3807717@student.rmit.edu.au</text:p>
      <text:p text:style-name="P29">Australian</text:p>
      <text:p text:style-name="P19">Education</text:p>
      <text:list xml:id="list1449262955" text:style-name="L1">
        <text:list-item>
          <text:p text:style-name="P34">Bachelor of Information Technology (currently studying)</text:p>
        </text:list-item>
        <text:list-item>
          <text:p text:style-name="P34">Certificate IV in Training and Assessment – 2007</text:p>
        </text:list-item>
        <text:list-item>
          <text:p text:style-name="P34">Bachelor of Taxation 1997 (incomplete)</text:p>
        </text:list-item>
        <text:list-item>
          <text:p text:style-name="P34">Certificate in Small Business Enterprise - 1996</text:p>
        </text:list-item>
      </text:list>
      <text:p text:style-name="P20">Interesting fact/hobby</text:p>
      <text:p text:style-name="P29">I did a tour of the Sydney Harbour Tunnel when it was being built in 1991 (yes, I’m that old).</text:p>
      <text:p text:style-name="P29"/>
      <text:p text:style-name="P15"><text:span text:style-name="T5">Sebastian Tipping:</text:span><text:span text:style-name="T1"> s3752148<text:line-break/>s3752148</text:span><text:span text:style-name="T3">@student.rmit.edu.au</text:span></text:p>
      <text:p text:style-name="P9">I was born in Melbourne and have lived here all my life but have travelled around.<text:line-break/>I am European <text:span text:style-name="T9">descent </text:span>and only speak English.</text:p>
      <text:p text:style-name="P1"><text:span text:style-name="T6">I </text:span><text:span text:style-name="T7">a</text:span><text:span text:style-name="T6">m working on finishing high school through </text:span><text:span text:style-name="T8">Home Schooling</text:span><text:span text:style-name="T6"> by doing MathsTrack though Adelaide University: </text:span><text:a xlink:type="simple" xlink:href="https://www.adelaide.edu.au/mathslearning/bridging/" text:style-name="Internet_20_link" text:visited-style-name="Visited_20_Internet_20_Link"><text:span text:style-name="T15">https://www.adelaide.edu.au/mathslearning/bridging/</text:span></text:a><text:span text:style-name="T6"><text:line-break/></text:span><text:soft-page-break/><text:span text:style-name="T6">I have also done 2 previous University courses which have been General Physics though Murdoch University and then Introduction to Programming though RIMT.</text:span></text:p>
      <text:p text:style-name="P16"><text:span text:style-name="T1"><text:s/>I have my own custom </text:span><text:span text:style-name="T3">pc</text:span><text:span text:style-name="T1"> rig that I built a little over 2 years ago and love to play a variety of games.<text:line-break/>I also have started playing dungeons and dragons lately and have really started to like it</text:span></text:p>
      <text:p text:style-name="P11"/>
      <text:p text:style-name="P5">Team profile:</text:p>
      <text:p text:style-name="P5">Kim:</text:p>
      <text:p text:style-name="P12"><text:tab/>Here are three tests which I took.</text:p>
      <text:p text:style-name="P7">16 Personalites.com Personality Test</text:p>
      <text:p text:style-name="P11">Here we can see that my personality outcome is the 'Advocate' or INFJ-T. What this means is that I am mostly introverted and direct most of my mental energy towards my intuitive understanding of a situation or problem more so than observing.</text:p>
      <text:p text:style-name="P16"><text:span text:style-name="T4">In</text:span><text:span text:style-name="T1"> addition to being less assertive in my interactions with other people. What this means for my behaviour when working in my team for the assignment is that I will most likely be the 'bond' of the group.</text:span></text:p>
      <text:p text:style-name="P7"/>
      <text:p text:style-name="P7">Political Compass Test</text:p>
      <text:p text:style-name="P11">As we can see from my results, I fit into the 'left/libertarian' section of the political compass. I think that what this means for my interaction with my group, is again myself acting as the common bond or the 'diplomat' As my personal and political views are overall accepting of others and I believe this is what will enable me to both co-ordinate work tasks with my team members and mediate as well.</text:p>
      <text:p text:style-name="P11"/>
      <text:p text:style-name="P7">Game of Thrones House Quiz</text:p>
      <text:p text:style-name="P11">This one was just for a bit of fun, however it is still relevant to my profile</text:p>
      <text:p text:style-name="P11">As we can see from the result, I was placed in House Stark. I feel that this is apt as my parents are both from the UK, from Northern England and Scotland to be exact. I've always felt close to my northern English/Scottish heritage. The culture and history of the <text:span text:style-name="T11">Stark's</text:span> and the North in Games of Thrones was largely based on the northern parts of the UK in real life. How this relates to my co-operation with my group is that I do often times use a lot of parlance and colloquialisms from the region in my speech, I need to be wary that these aren't widely understand and should stick to a more 'standardised English' when communicating with members of my group and when creating input and text for the assignments.</text:p>
      <text:p text:style-name="P7"/>
      <text:p text:style-name="P7"><text:soft-page-break/></text:p>
      <text:p text:style-name="P5">Genevieve</text:p>
      <text:p text:style-name="P7">Jung and Myers Human metrics Typology Test</text:p>
      <text:p text:style-name="P29">http://www.humanmetrics.com/cgi-win/jtypes2.asp</text:p>
      <text:p text:style-name="P21">ENFJ</text:p>
      <text:p text:style-name="P22">Extraverted iNtuitive Feeling Judging</text:p>
      <text:p text:style-name="P29">ENFJs are the benevolent 'pedagogues' of humanity. They have tremendous charisma by which many are drawn into their nurturant tutelage and/or grand schemes. Many ENFJs have tremendous power to manipulate others with their phenomenal interpersonal skills and unique salesmanship. But it's usually not meant as manipulation -- ENFJs generally believe in their dreams, and see themselves as helpers and enablers, which they usually are.</text:p>
      <text:p text:style-name="P31">How to study – Learning style-assessment</text:p>
      <text:p text:style-name="P33"><text:a xlink:type="simple" xlink:href="https://www.how-to-study.com/learning-style-assessment/" text:style-name="Internet_20_link" text:visited-style-name="Visited_20_Internet_20_Link"><text:span text:style-name="T6">https://www.how-to-study.com/learning-style-assessment/</text:span></text:a></text:p>
      <text:p text:style-name="P29">According to this test I am a visual learner and learn best when information is presented in a written language format or in another visual format such as pictures or diagrams.</text:p>
      <text:p text:style-name="P32">Margerison-McCann Team Management - Team Role test</text:p>
      <text:p text:style-name="P33"><text:a xlink:type="simple" xlink:href="https://www.123test.com/team-roles-test/" text:style-name="Internet_20_link" text:visited-style-name="Visited_20_Internet_20_Link"><text:span text:style-name="T6">https://www.123test.com/team-roles-test/</text:span></text:a></text:p>
      <text:p text:style-name="P30">I actually did this assessment at work which identifies my major and related role preferences on the Margerison-McCann Team Management Wheel. It had some interesting insights and it was also interesting to look at where other team members were situated on the wheel.</text:p>
      <text:p text:style-name="P30"/>
      <text:p text:style-name="P24">Sebastian</text:p>
      <text:p text:style-name="P25">Myers-Briggs test</text:p>
      <text:p text:style-name="P23"><text:span text:style-name="T13">Personality: Architect<text:line-break/>INTJ-T<text:line-break/><text:line-break/></text:span><text:span text:style-name="T14">When </text:span><text:span text:style-name="T13">I have an idea I can just keep working on it and will likely achieve my goal.<text:line-break/>I should try to find a team which is motivated and passionate about the work or goal that we are trying to achieve.</text:span></text:p>
      <text:p text:style-name="P27"/>
      <text:p text:style-name="P26">Learning style test</text:p>
      <text:p text:style-name="P2">Scores:<text:line-break/><text:line-break/>Auditory: 60%<text:line-break/><text:soft-page-break/>Visual: 20%<text:line-break/>Tactile: 20%<text:line-break/><text:line-break/>I should find at least one person who can work out by seeing or doing what needs doing then explain that to me in words or the other way around if we are going to get verbally told what needs doing I can then explain to other people visually.</text:p>
      <text:h text:style-name="P28" text:outline-level="2">Big Five</text:h>
      <text:p text:style-name="P2">Openness 73%<text:line-break/>Conscientiousness 60%<text:line-break/>Extraversion 29%<text:line-break/>Agreeableness 71%<text:line-break/>Neuroticism 67%<text:line-break/><text:line-break/>I am quite open and inquisitive and can think outside the box.<text:line-break/>I can be quite agreeable and put other people ahead of myself and can help and co-operate<text:line-break/>I can look for team members that might struggle with something and help them to learn through a smaller team would be good because then it will be quieter and I will be more comfortable.</text:p>
      <text:p text:style-name="P2"/>
      <text:p text:style-name="P17">Ideal Jobs</text:p>
      <text:p text:style-name="P17">Kim</text:p>
      <text:p text:style-name="P18">My ideal job in IT would be working within the field in the space industry, for Space Ex, the job for my ideal position is as a senior software engineer for SpaceX, developing the software for their launch systems.</text:p>
      <text:p text:style-name="P18"/>
      <text:p text:style-name="P17">Genevieve</text:p>
      <text:p text:style-name="P14">Information Policy Lead</text:p>
      <text:p text:style-name="P3">In this role they are looking for an experienced policy development professional with information and data management knowledge or experience to be part of a small team.</text:p>
      <text:p text:style-name="P14"/>
      <text:p text:style-name="P8">Sebastian</text:p>
      <text:p text:style-name="P14">My ideal job is CyberSecurity</text:p>
      <text:p text:style-name="P3">This position includes leading a small team, planning and executing attacks attempting to breach the system.</text:p>
      <text:p text:style-name="P3"/>
      <text:p text:style-name="P4"><text:soft-page-break/>There is not a lot in common between these jo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10:46.651000000</meta:creation-date>
    <dc:date>2019-07-11T13:03:20.137000000</dc:date>
    <meta:editing-duration>PT44M12S</meta:editing-duration>
    <meta:editing-cycles>5</meta:editing-cycles>
    <meta:generator>LibreOffice/6.0.3.2$Windows_X86_64 LibreOffice_project/8f48d515416608e3a835360314dac7e47fd0b821</meta:generator>
    <meta:document-statistic meta:table-count="0" meta:image-count="0" meta:object-count="0" meta:page-count="5" meta:paragraph-count="66" meta:word-count="1027" meta:character-count="6214" meta:non-whitespace-character-count="5240"/>
  </office:meta>
</office:document-meta>
</file>